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808080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this is some long line that would normally break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this is some long line that would normally break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ce2"/>
          <table:table-cell office:value-type="string" calcext:value-type="string">
            <text:p>C3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this is some long line that would normally break</text:p>
          </table:table-cell>
          <table:table-cell table:style-name="Default" office:value-type="string" calcext:value-type="string">
            <text:p>C4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this is some long line that would normally break</text:p>
          </table:table-cell>
          <table:table-cell table:style-name="Default"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A6</text:p>
          </table:table-cell>
          <table:table-cell table:style-name="ce2"/>
          <table:table-cell table:style-name="Default" office:value-type="string" calcext:value-type="string">
            <text:p>C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.00.0000</text:date>, <text:time style:data-style-name="N2" text:time-value="15:13:08.707020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48:07.326000000</meta:creation-date>
    <dc:date>2020-02-16T15:15:06.881069766</dc:date>
    <meta:editing-duration>PT3M56S</meta:editing-duration>
    <meta:editing-cycles>4</meta:editing-cycles>
    <meta:generator>LibreOffice/6.2.2.1$Linux_X86_64 LibreOffice_project/fcd633fb1bf21b0a99c9acb3ad6e526437947b01</meta:generator>
    <meta:document-statistic meta:table-count="1" meta:cell-count="16" meta:object-count="0"/>
  </office:meta>
</office:document-meta>
</file>